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 Explore some other commands like -E, + and ?</text:p>
      <text:p text:style-name="P1"/>
      <text:p text:style-name="Standard">god@god:~$ grep -E "computers" test.txt</text:p>
      <text:p text:style-name="Standard">A001|Anirban Roy Choudhury|computers|95|Pass|8000</text:p>
      <text:p text:style-name="Standard">X006|Mohan|computers|67|Incomplete|0</text:p>
      <text:p text:style-name="Standard">A008|Yogesh|computers|91|Pass|8000</text:p>
      <text:p text:style-name="Standard"/>
      <text:p text:style-name="Standard">god@god:~$ grep + <text:s/>test.txt</text:p>
      <text:p text:style-name="Standard">god@god:~$ cat test.txt</text:p>
      <text:p text:style-name="Standard">A001|Anirban Roy Choudhury|computers|95|Pass|8000</text:p>
      <text:p text:style-name="Standard">A002|Ankit Pilania|electronics|98|Pass|8900</text:p>
      <text:p text:style-name="Standard">C003}Ankit Saraf|civil|32|Fail|2000</text:p>
      <text:p text:style-name="Standard">S004|Goutam dhar choudhuree|chemical|77Pass|7700</text:p>
      <text:p text:style-name="Standard">A005|Mani Chowdhari|electrical|23|Fail|2000</text:p>
      <text:p text:style-name="Standard">X006|Mohan|computers|67|Incomplete|0</text:p>
      <text:p text:style-name="Standard">W007|Sandeep|civil|2|Fail|0</text:p>
      <text:p text:style-name="Standard">A008|Yogesh|computers|91|Pass|8000</text:p>
      <text:p text:style-name="Standard">S009|Yojna chaudhury|electronics|38|Incomplete|1000</text:p>
      <text:p text:style-name="Standard">A0101|Zubin|Computers|12|Fail|1500</text:p>
      <text:p text:style-name="Standard">C011|Mira Nair|electronics|66|Pass|7000</text:p>
      <text:p text:style-name="Standard">X012|Meera Banik|civil|76|Pass|6300</text:p>
      <text:p text:style-name="Standard">W013|Meeraa Roy|civil 41|Pass|4000</text:p>
      <text:p text:style-name="Standard">god@god:~$ grep ? test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3:20:05.736138918</meta:creation-date>
    <dc:date>2023-09-15T03:21:34.427527469</dc:date>
    <meta:editing-duration>PT11S</meta:editing-duration>
    <meta:editing-cycles>1</meta:editing-cycles>
    <meta:document-statistic meta:table-count="0" meta:image-count="0" meta:object-count="0" meta:page-count="1" meta:paragraph-count="21" meta:word-count="56" meta:character-count="789" meta:non-whitespace-character-count="753"/>
    <meta:generator>LibreOffice/6.4.7.2$Linux_X86_64 LibreOffice_project/40$Build-2</meta:generator>
  </office:meta>
</office:document-meta>
</file>